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0000002349189324093F79AD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595cm" svg:height="9.947cm" svg:x="4.5cm" svg:y="8cm">
          <draw:image xlink:href="Pictures/1000000000000220000002349189324093F79AD6.png" xlink:type="simple" xlink:show="embed" xlink:actuate="onLoad">
            <text:p/>
          </draw:image>
        </draw:frame>
        <draw:line draw:style-name="gr2" draw:text-style-name="P2" draw:layer="layout" svg:x1="1.2cm" svg:y1="13.3cm" svg:x2="5.3cm" svg:y2="13.3cm">
          <text:p text:style-name="P1">LED</text:p>
        </draw:line>
        <draw:line draw:style-name="gr2" draw:text-style-name="P2" draw:layer="layout" svg:x1="18.3cm" svg:y1="15.2cm" svg:x2="13.5cm" svg:y2="15.1cm">
          <text:p text:style-name="P1">Photorésistance</text:p>
        </draw:line>
        <draw:line draw:style-name="gr2" draw:text-style-name="P2" draw:layer="layout" svg:x1="1.7cm" svg:y1="14.4cm" svg:x2="5.4cm" svg:y2="14.4cm">
          <text:p text:style-name="P1">distancce1</text:p>
        </draw:line>
        <draw:line draw:style-name="gr2" draw:text-style-name="P2" draw:layer="layout" svg:x1="1.8cm" svg:y1="15.1cm" svg:x2="5.5cm" svg:y2="15.1cm">
          <text:p text:style-name="P1">Distance 2</text:p>
        </draw:line>
        <draw:line draw:style-name="gr2" draw:text-style-name="P2" draw:layer="layout" svg:x1="2.1cm" svg:y1="15.5cm" svg:x2="5.7cm" svg:y2="15.5cm">
          <text:p text:style-name="P1">Capteur capacitive 1</text:p>
        </draw:line>
        <draw:line draw:style-name="gr2" draw:text-style-name="P2" draw:layer="layout" svg:x1="1.6cm" svg:y1="16cm" svg:x2="5.9cm" svg:y2="16cm">
          <text:p text:style-name="P1">Capteur capacitive 2</text:p>
        </draw:line>
        <draw:line draw:style-name="gr2" draw:text-style-name="P2" draw:layer="layout" svg:x1="9.7cm" svg:y1="4.8cm" svg:x2="9.7cm" svg:y2="7.8cm">
          <text:p text:style-name="P1">5V</text:p>
        </draw:line>
        <draw:line draw:style-name="gr2" draw:text-style-name="P2" draw:layer="layout" svg:x1="15.2cm" svg:y1="13cm" svg:x2="10.6cm" svg:y2="13cm">
          <text:p text:style-name="P1"/>
        </draw:line>
        <draw:line draw:style-name="gr3" draw:text-style-name="P2" draw:layer="layout" svg:x1="15.1cm" svg:y1="13.8cm" svg:x2="10.5cm" svg:y2="1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5T10:28:49.346000000</meta:creation-date>
    <dc:date>2019-11-15T17:14:48.447000000</dc:date>
    <meta:editing-duration>PT6H35M49S</meta:editing-duration>
    <meta:editing-cycles>1</meta:editing-cycles>
    <meta:document-statistic meta:object-count="10"/>
    <meta:generator>LibreOffice/5.1.6.2$Windows_x86 LibreOffice_project/07ac168c60a517dba0f0d7bc7540f5afa45f0909</meta:generator>
  </office:meta>
</office:document-meta>
</file>